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rsid="000d9187" officeooo:paragraph-rsid="000d9187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0d9187" officeooo:paragraph-rsid="000d9187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0d9187"/>
    </style:style>
    <style:style style:name="T1" style:family="text">
      <style:text-properties officeooo:rsid="000d91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Historia</text:p>
      <text:p text:style-name="P1"/>
      <text:p text:style-name="P3"><text:span text:style-name="T1">1-</text:span>Em 25 de agosto de 1961, o presidente Jânio Quadros pediu renúncia do cargo. O vice-presidente, João Goulart, encontrava-se em viagem à China comunista. ... O governador de Pernambuco, Miguel Arraes, tido como comunista, apoiou manifestações de estudantes.</text:p>
      <text:p text:style-name="P3"/>
      <text:p text:style-name="P3"><text:span text:style-name="T1">2-</text:span>O comício de Goulart e Brizola, na Central do Brasil, em 13 de março de 1964, foi a chave para dar início ao golpe. Ficou conhecido como Comício da Central. ... Logo a aliança UDN-Militares-Estados Unidos iniciou sua mobilização definitiva em direção ao golpe.</text:p>
      <text:p text:style-name="P2"/>
      <text:p text:style-name="P2">3-</text:p>
      <text:p text:style-name="P3"><text:span text:style-name="T1">4-</text:span>Uma das primeiras medidas de seu governo foi a promulgação do Ato Institucional 2, que aboliu o pluripartidarismo no país e concedeu poderes ao Presidente da República para cassar mandatos de deputados e convocar eleições indireta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4:08:09.418395373</meta:creation-date>
    <dc:date>2020-12-02T14:14:15.532981624</dc:date>
    <meta:editing-duration>PT6M7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5" meta:word-count="122" meta:character-count="777" meta:non-whitespace-character-count="660"/>
  </office:meta>
</office:document-meta>
</file>